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50H34M43.12S" calcext:value-type="time">
            <text:p>350:34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4H01M11.286S" calcext:value-type="time">
            <text:p>04:01</text:p>
          </table:table-cell>
          <table:table-cell table:style-name="ce3"/>
          <table:table-cell office:value-type="string" calcext:value-type="string">
            <text:p>Landmarks cleanup, boss distances fixes, prefab directory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18H33M43.707S" calcext:value-type="time">
            <text:p>18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08:16:19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2T11:48:00.570000000</dc:date>
    <dc:creator>Benjamin Laws</dc:creator>
    <meta:editing-duration>P14DT12M42S</meta:editing-duration>
    <meta:editing-cycles>382</meta:editing-cycles>
    <meta:generator>LibreOffice/7.1.8.1$Windows_X86_64 LibreOffice_project/e1f30c802c3269a1d052614453f260e49458c82c</meta:generator>
    <meta:document-statistic meta:table-count="2" meta:cell-count="567" meta:object-count="0"/>
  </office:meta>
</office:document-meta>
</file>